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aa0d3" officeooo:paragraph-rsid="000aa0d3"/>
    </style:style>
    <style:style style:name="P3" style:family="paragraph" style:parent-style-name="Standard">
      <style:text-properties officeooo:rsid="000aa0d3" officeooo:paragraph-rsid="000aa0d3"/>
    </style:style>
    <style:style style:name="P4" style:family="paragraph" style:parent-style-name="Standard">
      <style:text-properties officeooo:rsid="000bc2d0" officeooo:paragraph-rsid="000bc2d0"/>
    </style:style>
    <style:style style:name="P5" style:family="paragraph" style:parent-style-name="Standard">
      <style:text-properties officeooo:paragraph-rsid="000bc2d0"/>
    </style:style>
    <style:style style:name="P6" style:family="paragraph" style:parent-style-name="Standard">
      <style:text-properties officeooo:rsid="000d16c7" officeooo:paragraph-rsid="000d16c7"/>
    </style:style>
    <style:style style:name="T1" style:family="text">
      <style:text-properties officeooo:rsid="000aa0d3"/>
    </style:style>
    <style:style style:name="T2" style:family="text">
      <style:text-properties officeooo:rsid="000bc2d0"/>
    </style:style>
    <style:style style:name="T3" style:family="text">
      <style:text-properties officeooo:rsid="000d16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mero de todo abro el repositorio a clonar/fork, y copio el código, en este caso <text:a xlink:type="simple" xlink:href="https://github.com/danielcastelao/pruebasReadme.git" text:style-name="Internet_20_link" text:visited-style-name="Visited_20_Internet_20_Link">https://github.com/danielcastelao/pruebasReadme.git</text:a></text:p>
      <text:p text:style-name="P4"/>
      <text:p text:style-name="P5"><text:span text:style-name="T2">Para el 2 método(</text:span>clonar y añadir mi propio repositorio<text:span text:style-name="T2">)</text:span></text:p>
      <text:p text:style-name="P3"><text:span text:style-name="T2">A</text:span>bro la consola y en mi caso realizo lo siguiente:<text:line-break/></text:p>
      <text:p text:style-name="P3">cd Documentos/CosasPc/COD</text:p>
      <text:p text:style-name="P3">git clone <text:a xlink:type="simple" xlink:href="https://github.com/danielcastelao/pruebasReadme.git" text:style-name="Internet_20_link" text:visited-style-name="Visited_20_Internet_20_Link">https://github.com/danielcastelao/pruebasReadme.git</text:a></text:p>
      <text:p text:style-name="P3"/>
      <text:p text:style-name="P3">Añado algo al Readme con el comando:</text:p>
      <text:p text:style-name="P3">echo "Añado una linea" &gt;&gt; README.md</text:p>
      <text:p text:style-name="P3"/>
      <text:p text:style-name="P3">Creo un repositorio copio el enlace y en la consola realizo los siguientes comandos:</text:p>
      <text:p text:style-name="P2"><text:bookmark text:name="empty-setup-new-repo-echo"/><text:tab/>git init</text:p>
      <text:p text:style-name="Preformatted_20_Text"><text:tab/>git add README.md</text:p>
      <text:p text:style-name="Preformatted_20_Text"><text:tab/>git commit -m "<text:span text:style-name="T1">Primer commit</text:span>"</text:p>
      <text:p text:style-name="Preformatted_20_Text"><text:tab/>git branch -M main</text:p>
      <text:p text:style-name="Preformatted_20_Text"><text:tab/>git remote add origin https://github.com/NicolasRodriguezSteuerberg/repo_metodo2.git</text:p>
      <text:p text:style-name="P1"><text:tab/>git push -u origin main</text:p>
      <text:p text:style-name="P3"/>
      <text:p text:style-name="P4">El git remote add origin me daba error ya que ponia que era del git del que clone el repositorio, por lo que lo borré con el comando:</text:p>
      <text:p text:style-name="P4"><text:tab/>git remote rm origin</text:p>
      <text:p text:style-name="P4">Al hacer eso ya me dejaba hacer el git remote add origin <text:a xlink:type="simple" xlink:href="https://github.com/NicolasRodriguezSteuerberg/repo_metodo2.git" text:style-name="Internet_20_link" text:visited-style-name="Visited_20_Internet_20_Link">https://github.com/NicolasRodriguezSteuerberg/repo_metodo2.git</text:a></text:p>
      <text:p text:style-name="P4"/>
      <text:p text:style-name="P4"/>
      <text:p text:style-name="P4">Para el 3 método(fork y clonado)</text:p>
      <text:p text:style-name="P4">1 de todo voy al repositorio al que quiero hacer fork, <text:span text:style-name="T1">en este caso </text:span><text:a xlink:type="simple" xlink:href="https://github.com/danielcastelao/pruebasReadme.git" text:style-name="Internet_20_link" text:visited-style-name="Visited_20_Internet_20_Link"><text:span text:style-name="T1">https://github.com/danielcastelao/pruebasReadme.git</text:span></text:a></text:p>
      <text:p text:style-name="P4"><text:s/></text:p>
      <text:p text:style-name="P4">Arriba a la derecha de la página hay un boton que pone fork, le doy, cambio el nombre a repo_metodo3 y le doy a siguiente.</text:p>
      <text:p text:style-name="P4">Seguido de esto <text:span text:style-name="T3">copio el código de mi repositorio (</text:span><text:a xlink:type="simple" xlink:href="https://github.com/NicolasRodriguezSteuerberg/repo_metodo3.git" text:style-name="Internet_20_link" text:visited-style-name="Visited_20_Internet_20_Link"><text:span text:style-name="T3">https://github.com/NicolasRodriguezSteuerberg/repo_metodo3.git</text:span></text:a><text:span text:style-name="T3">)</text:span></text:p>
      <text:p text:style-name="P6">Abro mi consola y pongo el siguiente comando para clonarlo:</text:p>
      <text:p text:style-name="P6"><text:tab/>git clone https://github.com/NicolasRodriguezSteuerberg/repo_metodo3.git</text:p>
      <text:p text:style-name="P6">entro a la carpeta con:</text:p>
      <text:p text:style-name="P6"><text:tab/>cd repo_metodo3</text:p>
      <text:p text:style-name="P6">y modifico el readme con:</text:p>
      <text:p text:style-name="P6"><text:tab/>echo "Hola" &gt;&gt; README.md</text:p>
      <text:p text:style-name="P6">Por último subo el cambio con los siguientes comandos:</text:p>
      <text:p text:style-name="P6"><text:tab/>git add .</text:p>
      <text:p text:style-name="P6"><text:tab/>git commit -m “Primer commit”</text:p>
      <text:p text:style-name="P6"><text:tab/>git push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8:37:34.165585360</meta:creation-date>
    <dc:date>2022-11-11T09:20:39.526818342</dc:date>
    <meta:editing-duration>PT4M56S</meta:editing-duration>
    <meta:editing-cycles>1</meta:editing-cycles>
    <meta:document-statistic meta:table-count="0" meta:image-count="0" meta:object-count="0" meta:page-count="1" meta:paragraph-count="32" meta:word-count="240" meta:character-count="1652" meta:non-whitespace-character-count="1427"/>
    <meta:generator>LibreOffice/7.3.6.2$Linux_X86_64 LibreOffice_project/30$Build-2</meta:generator>
  </office:meta>
</office:document-meta>
</file>